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none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ción PFC - Notas</text:p>
      <text:p text:style-name="P1"/>
      <text:p text:style-name="P1">Slide 1 – Introducción</text:p>
      <text:p text:style-name="P3"/>
      <text:p text:style-name="P1"/>
      <text:p text:style-name="P1">Gestiongrados es una aplicación para la gestión de procesos de la universidad, realizados concretamente con las titulaciones de la ESI.</text:p>
      <text:p text:style-name="P1"/>
      <text:p text:style-name="P1">La idea principal de este proyecto es facilitar la labor a los coordinadores de las titulaciones a la hora de realizar tanto la planificación docente como los horarios. Esto incluye programar las horas de cada asignatura, gestionar el calendario, los horarios y la ocupación de las aulas.</text:p>
      <text:p text:style-name="P1"/>
      <text:p text:style-name="P1">Para conseguir ese objetivo de facilitar la labor, se pretende que la aplicación sea lo más intuitiva posible y que automatice una serie de procesos que antes había que hacer manualmente y convertían la labor de la planificación docente en algo tedioso al tener que comprobar múltiples factores. Por ejemplo a la hora de realizar un horario comprobar si el aula está ocupada, si faltan horas por asignar o bien si sobran.</text:p>
      <text:p text:style-name="P1"/>
      <text:p text:style-name="P1">Para facilitar aun más la labor no se requiere de instalación para usarla, solo en el servidor, luego cualquiera puede acceder a través de un navegador actual.</text:p>
      <text:p text:style-name="P1"/>
      <text:p text:style-name="P1">Motivaciones: Saber que la aplicación no va a caer en saco rot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0T19:38:14.58</meta:creation-date>
    <dc:date>2012-01-22T12:36:18.09</dc:date>
    <meta:editing-duration>P1DT16H27M42S</meta:editing-duration>
    <meta:editing-cycles>2</meta:editing-cycles>
    <meta:generator>LibreOffice/3.4$Win32 LibreOffice_project/340m1$Build-402</meta:generator>
    <meta:document-statistic meta:table-count="0" meta:image-count="0" meta:object-count="0" meta:page-count="1" meta:paragraph-count="7" meta:word-count="186" meta:character-count="1113" meta:non-whitespace-character-count="934"/>
  </office:meta>
</office:document-meta>
</file>